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50a33" officeooo:paragraph-rsid="00186ea7"/>
    </style:style>
    <style:style style:name="P2" style:family="paragraph" style:parent-style-name="Standard">
      <style:text-properties officeooo:rsid="00186ea7" officeooo:paragraph-rsid="00186ea7"/>
    </style:style>
    <style:style style:name="P3" style:family="paragraph" style:parent-style-name="Standard">
      <style:text-properties officeooo:rsid="001a6198" officeooo:paragraph-rsid="001a6198"/>
    </style:style>
    <style:style style:name="P4" style:family="paragraph" style:parent-style-name="Standard">
      <style:text-properties officeooo:rsid="001c06ee" officeooo:paragraph-rsid="001c06ee"/>
    </style:style>
    <style:style style:name="P5" style:family="paragraph" style:parent-style-name="Standard">
      <style:text-properties officeooo:rsid="00186ea7" officeooo:paragraph-rsid="001fbce9"/>
    </style:style>
    <style:style style:name="P6" style:family="paragraph" style:parent-style-name="Standard">
      <style:text-properties officeooo:rsid="001fbce9" officeooo:paragraph-rsid="001fbce9"/>
    </style:style>
    <style:style style:name="P7" style:family="paragraph" style:parent-style-name="Standard">
      <style:text-properties officeooo:rsid="00150a33" officeooo:paragraph-rsid="00186ea7"/>
    </style:style>
    <style:style style:name="P8" style:family="paragraph" style:parent-style-name="Standard">
      <style:text-properties officeooo:rsid="001c06ee" officeooo:paragraph-rsid="001a6198"/>
    </style:style>
    <style:style style:name="P9" style:family="paragraph" style:parent-style-name="Standard">
      <style:text-properties officeooo:rsid="001c06ee" officeooo:paragraph-rsid="0021b593"/>
    </style:style>
    <style:style style:name="P10" style:family="paragraph" style:parent-style-name="Standard">
      <style:text-properties officeooo:rsid="0021b593" officeooo:paragraph-rsid="0021b593"/>
    </style:style>
    <style:style style:name="T1" style:family="text">
      <style:text-properties officeooo:rsid="00166c37"/>
    </style:style>
    <style:style style:name="T2" style:family="text">
      <style:text-properties officeooo:rsid="001c06ee"/>
    </style:style>
    <style:style style:name="T3" style:family="text">
      <style:text-properties officeooo:rsid="0021b593"/>
    </style:style>
    <style:style style:name="T4" style:family="text">
      <style:text-properties officeooo:rsid="0022c9f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l faisait chaud pour ce hiver 2017. <text:s/>Les habits d'Oscar sentait la grillade et le feu de bois. <text:span text:style-name="T1">Il se sentait un peu sale dans ce café chic. Son odeur se mélangeait au café fraichement moulu.</text:span></text:p>
      <text:p text:style-name="P1"/>
      <text:p text:style-name="P6">Le serveur passait pour la troisième fois. Il avait choisit depuis longtemps, mais, pas Elisabeth. Elle dessinait un schéma compliqué représentant la symbolique des choix. Elle avait développé une expèce de manie et chaque choix était longment étudier. Notament, celui de prendre un café noir <text:span text:style-name="T3">ou un café au lait. </text:span></text:p>
      <text:p text:style-name="P5"/>
      <text:p text:style-name="P3">Il se rendait bien compte que c'était impossible de vivre avec elle. Mais à chaque fois qu'il la regardait, il avait un pincement au coeur. Il ressentait ces bras autour de lui, ce<text:span text:style-name="T2">s moments de tendresses, de baisers. </text:span></text:p>
      <text:p text:style-name="P8"/>
      <text:p text:style-name="P10">Elle leva ces yeux. Il y avait décidément quelques choses qui avait changé. Et <text:s/>malgré tout l'otril du professseur fou. Il y avait un lien qui c'était cassé à jamais. </text:p>
      <text:p text:style-name="P10"/>
      <text:p text:style-name="P10">Au début, il avait essayé de retrouvé l'Elisabeth d'avant. <text:span text:style-name="T4">Mais, elle le reposait violament. Son anmésie était complète et elle ne se souvenait plus du tout de lui. </text:span></text:p>
      <text:p text:style-name="P9"/>
      <text:p text:style-name="P9"/>
      <text:p text:style-name="P4">Elle refusait tout contact physique et il était désemparré . </text:p>
      <text:p text:style-name="P2"><text:s/></text:p>
      <text:p text:style-name="P2"/>
      <text:p text:style-name="P2"><text:s/>Elle <text:s/>regardeait la carte depuis plus de quinzes minutes. Elle avait comme une manie de l'exploration. Elle devait tout regarder et pèsé. </text:p>
      <text:p text:style-name="P2"/>
      <text:p text:style-name="P2"/>
      <text:p text:style-name="P2"/>
      <text:p text:style-name="P2"/>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8.98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2T11:35:42.376970158</meta:creation-date>
    <dc:date>2017-03-13T17:33:53.650439630</dc:date>
    <meta:editing-duration>PT21M43S</meta:editing-duration>
    <meta:editing-cycles>5</meta:editing-cycles>
    <meta:generator>LibreOffice/4.3.3.2$Linux_X86_64 LibreOffice_project/430m0$Build-2</meta:generator>
    <meta:document-statistic meta:table-count="0" meta:image-count="0" meta:object-count="0" meta:page-count="1" meta:paragraph-count="8" meta:word-count="214" meta:character-count="1254" meta:non-whitespace-character-count="1036"/>
  </office:meta>
</office:document-meta>
</file>